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chine learning methods</text:p>
          </table:table-cell>
          <table:table-cell office:value-type="string" calcext:value-type="string">
            <text:p>supervised</text:p>
          </table:table-cell>
          <table:table-cell office:value-type="string" calcext:value-type="string">
            <text:p>unsupervised</text:p>
          </table:table-cell>
          <table:table-cell office:value-type="string" calcext:value-type="string">
            <text:p>reinforcement</text:p>
          </table:table-cell>
          <table:table-cell/>
          <table:table-cell office:value-type="string" calcext:value-type="string">
            <text:p>Usable in our case</text:p>
          </table:table-cell>
        </table:table-row>
        <table:table-row table:style-name="ro1">
          <table:table-cell office:value-type="string" calcext:value-type="string">
            <text:p>Bayesian Network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enetic Algorithm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idden Markov Mode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rtificial Neural Network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ticle Swarm Optimizat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upport Vector Machine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LINE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propagation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titive Lear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unsupervi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tic Algorithm Train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ield Learning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r &amp; Outstar Training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nberg Marquardt (LMA)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hattan Update Rule Propagation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der Mead Training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cle Swarm (PSO) Training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lient Propagation (RPROP)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aled Conjugate Gradient (SCG)</text:p>
          </table:table-cell>
          <table:table-cell office:value-type="string" calcext:value-type="string">
            <text:p>A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ulated Annealing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upervis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4:14:11.626339496</meta:creation-date>
    <dc:date>2014-05-29T15:25:48.398588197</dc:date>
    <meta:editing-duration>PT56M17S</meta:editing-duration>
    <meta:editing-cycles>3</meta:editing-cycles>
    <meta:generator>LibreOffice/4.2.3.3$Linux_X86_64 LibreOffice_project/420m0$Build-3</meta:generator>
    <meta:document-statistic meta:table-count="1" meta:cell-count="61" meta:object-count="0"/>
  </office:meta>
</office:document-meta>
</file>